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row>
                <mn>1</mn>
                <mo stretchy="false">+</mo>
                <mn>2</mn>
                <mo stretchy="false">+</mo>
                <mn>3</mn>
                <mo stretchy="false">+</mo>
                <mn>4</mn>
                <mo stretchy="false">+</mo>
                <mn>5</mn>
                <mo stretchy="false">+</mo>
                <mn>6</mn>
                <mo stretchy="false">+</mo>
                <mn>7</mn>
                <mo stretchy="false">+</mo>
                <mn>8</mn>
                <mo stretchy="false">+</mo>
                <mn>9</mn>
                <mo stretchy="false">+</mo>
                <mn>10</mn>
              </mrow>
              <mo stretchy="false">=</mo>
              <mrow>
                <mrow>
                  <mo fence="true" stretchy="false">(</mo>
                  <mrow>
                    <mrow>
                      <mn>1</mn>
                      <mo stretchy="false">+</mo>
                      <mn>10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2</mn>
                      <mo stretchy="false">+</mo>
                      <mn>9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3</mn>
                      <mo stretchy="false">+</mo>
                      <mn>8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4</mn>
                      <mo stretchy="false">+</mo>
                      <mn>7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5</mn>
                      <mo stretchy="false">+</mo>
                      <mn>6</mn>
                    </mrow>
                  </mrow>
                  <mo fence="true" stretchy="false">)</mo>
                </mrow>
              </mrow>
              <mo stretchy="false">=</mo>
              <mrow>
                <mn>11</mn>
                <mo stretchy="false">∗</mo>
                <mn>5</mn>
              </mrow>
              <mo stretchy="false">=</mo>
              <mn>55</mn>
              <mo stretchy="false">=</mo>
              <msub>
                <mi>f</mi>
                <mi mathvariant="italic">par</mi>
              </msub>
            </mrow>
            <mrow>
              <mrow>
                <mo fence="true" stretchy="false">(</mo>
                <mrow>
                  <mn>10</mn>
                </mrow>
                <mo fence="true" stretchy="false">)</mo>
              </mrow>
              <mo stretchy="false">∗</mo>
              <msub>
                <mi>g</mi>
                <mi mathvariant="italic">par</mi>
              </msub>
            </mrow>
            <mrow>
              <mo fence="true" stretchy="false">(</mo>
              <mrow>
                <mn>10</mn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row>
                <mn>0</mn>
                <mo stretchy="false">+</mo>
                <mn>1</mn>
                <mo stretchy="false">+</mo>
                <mn>2</mn>
                <mo stretchy="false">+</mo>
                <mn>3</mn>
                <mo stretchy="false">+</mo>
                <mn>4</mn>
                <mo stretchy="false">+</mo>
                <mn>5</mn>
                <mo stretchy="false">+</mo>
                <mn>6</mn>
                <mo stretchy="false">+</mo>
                <mn>7</mn>
                <mo stretchy="false">+</mo>
                <mn>8</mn>
                <mo stretchy="false">+</mo>
                <mn>9</mn>
                <mo stretchy="false">+</mo>
                <mn>10</mn>
                <mo stretchy="false">+</mo>
                <mn>11</mn>
              </mrow>
              <mo stretchy="false">=</mo>
              <mrow>
                <mrow>
                  <mo fence="true" stretchy="false">(</mo>
                  <mrow>
                    <mrow>
                      <mn>0</mn>
                      <mo stretchy="false">+</mo>
                      <mn>11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1</mn>
                      <mo stretchy="false">+</mo>
                      <mn>10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2</mn>
                      <mo stretchy="false">+</mo>
                      <mn>9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3</mn>
                      <mo stretchy="false">+</mo>
                      <mn>8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4</mn>
                      <mo stretchy="false">+</mo>
                      <mn>7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5</mn>
                      <mo stretchy="false">+</mo>
                      <mn>6</mn>
                    </mrow>
                  </mrow>
                  <mo fence="true" stretchy="false">)</mo>
                </mrow>
              </mrow>
              <mo stretchy="false">=</mo>
              <mrow>
                <mn>11</mn>
                <mo stretchy="false">∗</mo>
                <mn>6</mn>
              </mrow>
              <mo stretchy="false">=</mo>
              <mn>66</mn>
              <mo stretchy="false">=</mo>
              <msub>
                <mi>f</mi>
                <mi mathvariant="italic">impar</mi>
              </msub>
            </mrow>
            <mrow>
              <mrow>
                <mo fence="true" stretchy="false">(</mo>
                <mrow>
                  <mn>11</mn>
                </mrow>
                <mo fence="true" stretchy="false">)</mo>
              </mrow>
              <mo stretchy="false">∗</mo>
              <msub>
                <mi>g</mi>
                <mi mathvariant="italic">impar</mi>
              </msub>
            </mrow>
            <mrow>
              <mo fence="true" stretchy="false">(</mo>
              <mrow>
                <mn>11</mn>
              </mrow>
              <mo fence="true" stretchy="false">)</mo>
            </mrow>
          </mrow>
        </mtd>
      </mtr>
      <mtr>
        <mtd>
          <mrow/>
        </mtd>
      </mtr>
      <mtr>
        <mtd>
          <mrow>
            <mi mathvariant="italic">Lo</mi>
            <mi mathvariant="italic">que</mi>
            <mi mathvariant="italic">resta</mi>
            <mi mathvariant="italic">es</mi>
            <mi mathvariant="italic">calcular</mi>
            <msub>
              <mi>f</mi>
              <mi mathvariant="italic">par</mi>
            </msub>
            <mrow>
              <mo fence="true" stretchy="false">(</mo>
              <mrow>
                <mi>n</mi>
              </mrow>
              <mo fence="true" stretchy="false">)</mo>
            </mrow>
            <mi>,</mi>
            <msub>
              <mi>g</mi>
              <mi mathvariant="italic">par</mi>
            </msub>
            <mrow>
              <mo fence="true" stretchy="false">(</mo>
              <mrow>
                <mi>n</mi>
              </mrow>
              <mo fence="true" stretchy="false">)</mo>
            </mrow>
            <mi>,</mi>
            <msub>
              <mi>f</mi>
              <mi mathvariant="italic">impar</mi>
            </msub>
            <mrow>
              <mo fence="true" stretchy="false">(</mo>
              <mrow>
                <mi>n</mi>
              </mrow>
              <mo fence="true" stretchy="false">)</mo>
            </mrow>
            <mi>y</mi>
            <msub>
              <mi>g</mi>
              <mi mathvariant="italic">impar</mi>
            </msub>
            <mrow>
              <mo fence="true" stretchy="false">(</mo>
              <mrow>
                <mi>n</mi>
              </mrow>
              <mo fence="true" stretchy="false">)</mo>
            </mrow>
          </mrow>
        </mtd>
      </mtr>
    </mtable>
    <annotation encoding="StarMath 5.0">1+2+3+4+5+6+7+8+9+10=(1+10)+( 2+9 )+( 3+8 )+( 4+7 )+( 5+6 )=11*5=55=f sub { par }( 10 )*g sub { par }( 10 )
newline
newline
0+1+2+3+4+5+6+7+8+9+10+11=( 0+11 )+( 1+10 )+( 2+9 )+( 3+8 )+( 4+7 )+( 5+6 )=11*6=66=f sub { impar }( 11 )*g sub { impar }( 11 )
newline
newline
Lo que resta es calcular f sub { par }( n ),g sub { par }( n ),f sub { impar }( n ) y g sub { impar }( n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08:44:45.914486546</meta:creation-date>
    <dc:date>2016-04-08T08:51:57.494276447</dc:date>
    <meta:editing-duration>PT7M12S</meta:editing-duration>
    <meta:editing-cycles>1</meta:editing-cycles>
    <meta:generator>LibreOffice/5.0.5.2$Linux_X86_64 LibreOffice_project/00$Build-2</meta:generator>
  </office:meta>
</office:document-meta>
</file>